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empelGaramond-Roman" svg:font-family="StempelGaramond-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justify" style:justify-single-word="false" style:text-autospace="none"/>
      <style:text-properties style:font-name="Arial" fo:font-size="11pt" style:font-name-asian="StempelGaramond-Roman" style:font-size-asian="11pt" style:font-name-complex="StempelGaramond-Roman" style:font-size-complex="11pt"/>
    </style:style>
    <style:style style:name="P2" style:family="paragraph" style:parent-style-name="Standard" style:list-style-name="">
      <style:paragraph-properties fo:text-align="justify" style:justify-single-word="false" style:text-autospace="none"/>
      <style:text-properties style:font-name="Arial" fo:font-size="11pt" style:font-size-asian="11pt" style:font-size-complex="11pt"/>
    </style:style>
    <style:style style:name="T1" style:family="text">
      <style:text-properties style:font-name-asian="StempelGaramond-Roman" style:font-name-complex="StempelGaramond-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urpose of this project is to design a simulation of an automatic teller machine (ATM). The ATM is used by the customers of a bank. Each customer has two accounts: a checking account and a savings account. Each customer also has a customer number and a personal identification number (PIN); both are required to gain access to the accounts. (In a real ATM, the customer number would be recorded on the magnetic strip of the ATM card. In this simulation, the customer</text:p>
      <text:p text:style-name="P1">will need to type it in.) With the ATM, customers can select an account (checking or savings). The balance of the selected account is displayed. Then the customer can deposit and withdraw money. This process is repeated until the customer chooses to exit. The details of the user interaction depend on the user interface that we choose for the simulation. We will develop two separate interfaces: a graphical interface that closely mimics an actual ATM (see Figure 9), and a text-based interface that allowsyou to test the ATM and bank classes without being distracted by GUI</text:p>
      <text:p text:style-name="P2"><text:span text:style-name="T1">programming.</text:span></text:p>
      <text:p text:style-name="P2"><text:span text:style-name="T1"/></text:p>
      <text:p text:style-name="P2"><text:span text:style-name="T1">Step 1: nouns</text:span></text:p>
      <text:p text:style-name="P2"><text:span text:style-name="T1"/></text:p>
      <text:p text:style-name="P2"><text:span text:style-name="T1"><text:s/>an automatic teller machine (ATM). <text:s/>Customers <text:s text:c="2"/>bank. <text:s/>accounts: a checking account and a savings account. a customer number and a personal identification number (PIN); the ATM card. In <text:s/>balance <text:s text:c="2"/>money. <text:s text:c="3"/>interfaces: </text:span></text:p>
      <text:p text:style-name="P2"><text:span text:style-name="T1"/></text:p>
      <text:p text:style-name="P2"><text:span text:style-name="T1">Step 2: verbs + nou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empelGaramond-Roman" svg:font-family="StempelGaramond-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NH NGUYEN</meta:initial-creator>
    <meta:creation-date>2018-10-22T11:45:58.80</meta:creation-date>
    <meta:document-statistic meta:table-count="0" meta:image-count="0" meta:object-count="0" meta:page-count="1" meta:paragraph-count="6" meta:word-count="219" meta:character-count="1311"/>
    <dc:date>2018-10-22T11:51:43.30</dc:date>
    <dc:creator>THINH NGUYEN</dc:creator>
    <meta:editing-duration>PT5M45S</meta:editing-duration>
    <meta:editing-cycles>1</meta:editing-cycles>
    <meta:generator>OpenOffice/4.1.4$Win32 OpenOffice.org_project/414m5$Build-9788</meta:generator>
  </office:meta>
</office:document-meta>
</file>